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officeooo:rsid="00194351" officeooo:paragraph-rsid="00194351"/>
    </style:style>
    <style:style style:name="P2" style:family="paragraph" style:parent-style-name="Preformatted_20_Text">
      <style:text-properties officeooo:rsid="00194351" officeooo:paragraph-rsid="001c2242"/>
    </style:style>
    <style:style style:name="P3" style:family="paragraph" style:parent-style-name="Preformatted_20_Text">
      <style:text-properties officeooo:rsid="00194351" officeooo:paragraph-rsid="00211260"/>
    </style:style>
    <style:style style:name="P4" style:family="paragraph" style:parent-style-name="Preformatted_20_Text">
      <style:text-properties officeooo:rsid="00194351" officeooo:paragraph-rsid="00213e8d"/>
    </style:style>
    <style:style style:name="P5" style:family="paragraph" style:parent-style-name="Preformatted_20_Text">
      <style:text-properties officeooo:rsid="00194351" officeooo:paragraph-rsid="0021fb56"/>
    </style:style>
    <style:style style:name="P6" style:family="paragraph" style:parent-style-name="Preformatted_20_Text">
      <style:text-properties officeooo:rsid="00194351" officeooo:paragraph-rsid="00307559"/>
    </style:style>
    <style:style style:name="P7" style:family="paragraph" style:parent-style-name="Preformatted_20_Text">
      <style:text-properties officeooo:rsid="00194351" officeooo:paragraph-rsid="00318d53"/>
    </style:style>
    <style:style style:name="P8" style:family="paragraph" style:parent-style-name="Preformatted_20_Text">
      <style:text-properties officeooo:rsid="00194351" officeooo:paragraph-rsid="0033612c"/>
    </style:style>
    <style:style style:name="P9" style:family="paragraph" style:parent-style-name="Preformatted_20_Text">
      <style:text-properties officeooo:rsid="00194351" officeooo:paragraph-rsid="003489a5"/>
    </style:style>
    <style:style style:name="P10" style:family="paragraph" style:parent-style-name="Preformatted_20_Text">
      <style:text-properties officeooo:rsid="00194351" officeooo:paragraph-rsid="003534bb"/>
    </style:style>
    <style:style style:name="P11" style:family="paragraph" style:parent-style-name="Preformatted_20_Text">
      <style:text-properties officeooo:rsid="00194351" officeooo:paragraph-rsid="00356247"/>
    </style:style>
    <style:style style:name="P12" style:family="paragraph" style:parent-style-name="Preformatted_20_Text">
      <style:text-properties officeooo:rsid="00194351" officeooo:paragraph-rsid="003b16ae"/>
    </style:style>
    <style:style style:name="P13" style:family="paragraph" style:parent-style-name="Preformatted_20_Text">
      <style:text-properties fo:font-weight="bold" officeooo:rsid="00194351" officeooo:paragraph-rsid="002bab9b" style:font-weight-asian="bold" style:font-weight-complex="bold"/>
    </style:style>
    <style:style style:name="P14" style:family="paragraph" style:parent-style-name="Preformatted_20_Text">
      <style:text-properties fo:font-weight="bold" officeooo:rsid="00194351" officeooo:paragraph-rsid="002d4148" style:font-weight-asian="bold" style:font-weight-complex="bold"/>
    </style:style>
    <style:style style:name="P15" style:family="paragraph" style:parent-style-name="Preformatted_20_Text">
      <style:paragraph-properties fo:text-align="start" style:justify-single-word="false"/>
      <style:text-properties fo:font-weight="bold" officeooo:rsid="00194351" officeooo:paragraph-rsid="002d4148" style:font-weight-asian="bold" style:font-weight-complex="bold"/>
    </style:style>
    <style:style style:name="P16" style:family="paragraph" style:parent-style-name="Preformatted_20_Text">
      <style:text-properties fo:font-weight="bold" officeooo:rsid="00194351" officeooo:paragraph-rsid="0038c7f1" style:font-weight-asian="bold" style:font-weight-complex="bold"/>
    </style:style>
    <style:style style:name="P17" style:family="paragraph" style:parent-style-name="Preformatted_20_Text">
      <style:text-properties fo:font-style="italic" officeooo:rsid="00194351" officeooo:paragraph-rsid="00194351" style:font-style-asian="italic" style:font-style-complex="italic"/>
    </style:style>
    <style:style style:name="P18" style:family="paragraph" style:parent-style-name="Preformatted_20_Text">
      <style:text-properties fo:font-style="normal" fo:font-weight="bold" officeooo:rsid="00194351" officeooo:paragraph-rsid="0024a48b" style:font-style-asian="normal" style:font-weight-asian="bold" style:font-style-complex="normal" style:font-weight-complex="bold"/>
    </style:style>
    <style:style style:name="P19" style:family="paragraph" style:parent-style-name="Preformatted_20_Text">
      <style:text-properties fo:font-style="normal" fo:font-weight="bold" officeooo:rsid="00194351" officeooo:paragraph-rsid="0024e6bc" style:font-style-asian="normal" style:font-weight-asian="bold" style:font-style-complex="normal" style:font-weight-complex="bold"/>
    </style:style>
    <style:style style:name="P20" style:family="paragraph" style:parent-style-name="Preformatted_20_Text">
      <style:text-properties fo:font-style="normal" fo:font-weight="bold" officeooo:rsid="00194351" officeooo:paragraph-rsid="00286ed4" style:font-style-asian="normal" style:font-weight-asian="bold" style:font-style-complex="normal" style:font-weight-complex="bold"/>
    </style:style>
    <style:style style:name="P21" style:family="paragraph" style:parent-style-name="Preformatted_20_Text">
      <style:text-properties fo:font-size="12pt" officeooo:rsid="00194351" officeooo:paragraph-rsid="00194351" style:font-size-asian="12pt" style:font-size-complex="12pt"/>
    </style:style>
    <style:style style:name="P22" style:family="paragraph" style:parent-style-name="Preformatted_20_Text">
      <style:text-properties fo:font-size="11pt" fo:font-weight="bold" officeooo:rsid="00194351" officeooo:paragraph-rsid="00194351" style:font-size-asian="11pt" style:font-weight-asian="bold" style:font-size-complex="11pt" style:font-weight-complex="bold"/>
    </style:style>
    <style:style style:name="P23" style:family="paragraph" style:parent-style-name="Preformatted_20_Text">
      <style:text-properties fo:font-size="11pt" fo:font-weight="bold" officeooo:rsid="00194351" officeooo:paragraph-rsid="002c01c1" style:font-size-asian="11pt" style:font-weight-asian="bold" style:font-size-complex="11pt" style:font-weight-complex="bold"/>
    </style:style>
    <style:style style:name="P24" style:family="paragraph" style:parent-style-name="Preformatted_20_Text">
      <style:paragraph-properties fo:text-align="start" style:justify-single-word="false"/>
      <style:text-properties fo:font-weight="normal" officeooo:rsid="00194351" officeooo:paragraph-rsid="002d4148" style:font-weight-asian="normal" style:font-weight-complex="normal"/>
    </style:style>
    <style:style style:name="P25" style:family="paragraph" style:parent-style-name="Preformatted_20_Text">
      <style:text-properties fo:font-weight="normal" officeooo:rsid="00194351" officeooo:paragraph-rsid="002dc6e5" style:font-weight-asian="normal" style:font-weight-complex="normal"/>
    </style:style>
    <style:style style:name="P26" style:family="paragraph" style:parent-style-name="Preformatted_20_Text">
      <style:text-properties fo:font-weight="normal" officeooo:rsid="00194351" officeooo:paragraph-rsid="002fe18d" style:font-weight-asian="normal" style:font-weight-complex="normal"/>
    </style:style>
    <style:style style:name="P27" style:family="paragraph" style:parent-style-name="Preformatted_20_Text">
      <style:text-properties fo:font-weight="normal" officeooo:rsid="00194351" officeooo:paragraph-rsid="00307559" style:font-weight-asian="normal" style:font-weight-complex="normal"/>
    </style:style>
    <style:style style:name="P28" style:family="paragraph" style:parent-style-name="Preformatted_20_Text">
      <style:text-properties fo:font-weight="normal" officeooo:rsid="00194351" officeooo:paragraph-rsid="0038c7f1" style:font-weight-asian="normal" style:font-weight-complex="normal"/>
    </style:style>
    <style:style style:name="P29" style:family="paragraph" style:parent-style-name="Preformatted_20_Text">
      <style:text-properties fo:font-weight="normal" officeooo:rsid="00194351" officeooo:paragraph-rsid="003a19ec" style:font-weight-asian="normal" style:font-weight-complex="normal"/>
    </style:style>
    <style:style style:name="P30" style:family="paragraph" style:parent-style-name="Preformatted_20_Text">
      <style:text-properties fo:font-weight="normal" officeooo:rsid="00194351" officeooo:paragraph-rsid="003c0c1e" style:font-weight-asian="normal" style:font-weight-complex="normal"/>
    </style:style>
    <style:style style:name="P31" style:family="paragraph" style:parent-style-name="Preformatted_20_Text">
      <style:paragraph-properties fo:text-align="end" style:justify-single-word="false"/>
      <style:text-properties fo:font-weight="normal" officeooo:rsid="00194351" officeooo:paragraph-rsid="003a19ec"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33612c" style:font-weight-asian="bold" style:font-weight-complex="bold"/>
    </style:style>
    <style:style style:name="T3" style:family="text">
      <style:text-properties fo:font-weight="bold" officeooo:rsid="003534bb" style:font-weight-asian="bold" style:font-weight-complex="bold"/>
    </style:style>
    <style:style style:name="T4" style:family="text">
      <style:text-properties fo:font-weight="bold" officeooo:rsid="003c0c1e" style:font-weight-asian="bold" style:font-weight-complex="bold"/>
    </style:style>
    <style:style style:name="T5" style:family="text">
      <style:text-properties officeooo:rsid="001c2242"/>
    </style:style>
    <style:style style:name="T6" style:family="text">
      <style:text-properties officeooo:rsid="001fa405"/>
    </style:style>
    <style:style style:name="T7" style:family="text">
      <style:text-properties fo:font-style="italic" style:font-style-asian="italic" style:font-style-complex="italic"/>
    </style:style>
    <style:style style:name="T8" style:family="text">
      <style:text-properties fo:font-style="italic" officeooo:rsid="0020e239" style:font-style-asian="italic" style:font-style-complex="italic"/>
    </style:style>
    <style:style style:name="T9" style:family="text">
      <style:text-properties fo:font-style="italic" officeooo:rsid="00213e8d" style:font-style-asian="italic" style:font-style-complex="italic"/>
    </style:style>
    <style:style style:name="T10" style:family="text">
      <style:text-properties fo:font-style="italic" officeooo:rsid="00214d42" style:font-style-asian="italic" style:font-style-complex="italic"/>
    </style:style>
    <style:style style:name="T11" style:family="text">
      <style:text-properties fo:font-style="italic" officeooo:rsid="002bab9b" style:font-style-asian="italic" style:font-style-complex="italic"/>
    </style:style>
    <style:style style:name="T12" style:family="text">
      <style:text-properties fo:font-style="italic" officeooo:rsid="002d4148" style:font-style-asian="italic" style:font-style-complex="italic"/>
    </style:style>
    <style:style style:name="T13" style:family="text">
      <style:text-properties fo:font-style="italic" fo:font-weight="normal" officeooo:rsid="0024a48b" style:font-style-asian="italic" style:font-weight-asian="normal" style:font-style-complex="italic" style:font-weight-complex="normal"/>
    </style:style>
    <style:style style:name="T14" style:family="text">
      <style:text-properties fo:font-style="italic" fo:font-weight="normal" officeooo:rsid="0025792a" style:font-style-asian="italic" style:font-weight-asian="normal" style:font-style-complex="italic" style:font-weight-complex="normal"/>
    </style:style>
    <style:style style:name="T15" style:family="text">
      <style:text-properties officeooo:rsid="00213e8d"/>
    </style:style>
    <style:style style:name="T16" style:family="text">
      <style:text-properties officeooo:rsid="0021fb56"/>
    </style:style>
    <style:style style:name="T17" style:family="text">
      <style:text-properties officeooo:rsid="0022fb6d"/>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weight="normal" officeooo:rsid="0022fb6d" style:font-weight-asian="normal" style:font-weight-complex="normal"/>
    </style:style>
    <style:style style:name="T20" style:family="text">
      <style:text-properties fo:font-weight="normal" officeooo:rsid="002398d5" style:font-weight-asian="normal" style:font-weight-complex="normal"/>
    </style:style>
    <style:style style:name="T21" style:family="text">
      <style:text-properties fo:font-weight="normal" officeooo:rsid="0024a48b" style:font-weight-asian="normal" style:font-weight-complex="normal"/>
    </style:style>
    <style:style style:name="T22" style:family="text">
      <style:text-properties fo:font-weight="normal" officeooo:rsid="0024e6bc" style:font-weight-asian="normal" style:font-weight-complex="normal"/>
    </style:style>
    <style:style style:name="T23" style:family="text">
      <style:text-properties fo:font-weight="normal" officeooo:rsid="0025792a" style:font-weight-asian="normal" style:font-weight-complex="normal"/>
    </style:style>
    <style:style style:name="T24" style:family="text">
      <style:text-properties fo:font-weight="normal" officeooo:rsid="0027a109" style:font-weight-asian="normal" style:font-weight-complex="normal"/>
    </style:style>
    <style:style style:name="T25" style:family="text">
      <style:text-properties fo:font-weight="normal" officeooo:rsid="00286ed4" style:font-weight-asian="normal" style:font-weight-complex="normal"/>
    </style:style>
    <style:style style:name="T26" style:family="text">
      <style:text-properties fo:font-style="normal" officeooo:rsid="002dc6e5" style:font-style-asian="normal" style:font-style-complex="normal"/>
    </style:style>
    <style:style style:name="T27" style:family="text">
      <style:text-properties fo:font-style="normal" officeooo:rsid="002edf67" style:font-style-asian="normal" style:font-style-complex="normal"/>
    </style:style>
    <style:style style:name="T28" style:family="text">
      <style:text-properties fo:font-style="normal" officeooo:rsid="002fe18d" style:font-style-asian="normal" style:font-style-complex="normal"/>
    </style:style>
    <style:style style:name="T29" style:family="text">
      <style:text-properties fo:font-style="normal" fo:font-weight="normal" officeooo:rsid="002bab9b" style:font-style-asian="normal" style:font-weight-asian="normal" style:font-style-complex="normal" style:font-weight-complex="normal"/>
    </style:style>
    <style:style style:name="T30" style:family="text">
      <style:text-properties officeooo:rsid="0027a109"/>
    </style:style>
    <style:style style:name="T31" style:family="text">
      <style:text-properties officeooo:rsid="0029e47f"/>
    </style:style>
    <style:style style:name="T32" style:family="text">
      <style:text-properties officeooo:rsid="002bab9b"/>
    </style:style>
    <style:style style:name="T33" style:family="text">
      <style:text-properties officeooo:rsid="002c01c1"/>
    </style:style>
    <style:style style:name="T34" style:family="text">
      <style:text-properties officeooo:rsid="002d4148"/>
    </style:style>
    <style:style style:name="T35" style:family="text">
      <style:text-properties officeooo:rsid="00307559"/>
    </style:style>
    <style:style style:name="T36" style:family="text">
      <style:text-properties style:text-underline-style="solid" style:text-underline-width="auto" style:text-underline-color="font-color" officeooo:rsid="00307559"/>
    </style:style>
    <style:style style:name="T37" style:family="text">
      <style:text-properties officeooo:rsid="00318d53"/>
    </style:style>
    <style:style style:name="T38" style:family="text">
      <style:text-properties officeooo:rsid="0033612c"/>
    </style:style>
    <style:style style:name="T39" style:family="text">
      <style:text-properties officeooo:rsid="003489a5"/>
    </style:style>
    <style:style style:name="T40" style:family="text">
      <style:text-properties officeooo:rsid="003534bb"/>
    </style:style>
    <style:style style:name="T41" style:family="text">
      <style:text-properties officeooo:rsid="00356247"/>
    </style:style>
    <style:style style:name="T42" style:family="text">
      <style:text-properties officeooo:rsid="0038c7f1"/>
    </style:style>
    <style:style style:name="T43" style:family="text">
      <style:text-properties officeooo:rsid="003a19ec"/>
    </style:style>
    <style:style style:name="T44" style:family="text">
      <style:text-properties officeooo:rsid="003b16ae"/>
    </style:style>
    <style:style style:name="T45" style:family="text">
      <style:text-properties officeooo:rsid="003c0c1e"/>
    </style:style>
    <style:style style:name="T46" style:family="text">
      <style:text-properties officeooo:rsid="003d48de"/>
    </style:style>
    <style:style style:name="T47" style:family="text">
      <style:text-properties officeooo:rsid="003f1e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8">extent</text:span> = <text:s/>contiguous area of storage in a computer file system, reserved for a file.</text:p>
      <text:p text:style-name="P2"><text:span text:style-name="T5">- </text:span>When a process creates a file, file-system management software allocates a whole extent</text:p>
      <text:p text:style-name="P1"><text:span text:style-name="T5">- </text:span>When writing to the file again, possibly after doing other write operations, the data continues where the previous write left off</text:p>
      <text:p text:style-name="P1"><text:span text:style-name="T5">- </text:span>This reduces or eliminates file fragmentation and possibly file scattering too.</text:p>
      <text:p text:style-name="P1"/>
      <text:p text:style-name="P1"/>
      <text:p text:style-name="P1"/>
      <text:p text:style-name="P1"/>
      <text:p text:style-name="P1"/>
      <text:p text:style-name="P3"><text:span text:style-name="T6">cache </text:span>write policy <text:span text:style-name="T6">(write on disk)</text:span></text:p>
      <text:p text:style-name="P3"><text:span text:style-name="T7">1. Write-through</text:span> - Write is done synchronously both to the cache and to the backing store</text:p>
      <text:p text:style-name="P3"><text:span text:style-name="T8">2. </text:span><text:span text:style-name="T7">Write-back (or Write-behind)</text:span> - Initially, writing is done only to the cache. The write to the backing store is postponed until the cache blocks containing the data are about to be modified/replaced by new content.</text:p>
      <text:p text:style-name="P3"/>
      <text:p text:style-name="P3"/>
      <text:p text:style-name="P4"><text:span text:style-name="T15">Many drives use a </text:span><text:span text:style-name="T9">write</text:span><text:span text:style-name="T10">-</text:span><text:span text:style-name="T9">back cache</text:span><text:span text:style-name="T15"> in order to speed up the performance of writes.</text:span></text:p>
      <text:p text:style-name="P5"><text:span text:style-name="T16">With a RAID controller with battery-backed controller cache and cache in write-back mode, you should turn off barriers</text:span></text:p>
      <text:p text:style-name="P3"/>
      <text:p text:style-name="P1"/>
      <text:p text:style-name="P21"><text:span text:style-name="T1">Production:</text:span></text:p>
      <text:p text:style-name="P21"><text:span text:style-name="T1"/></text:p>
      <text:p text:style-name="P22">mount option</text:p>
      <text:p text:style-name="P17">type xfs (rw,noatime,nodiratime,nobarrier,logbufs=8,logbsize=256k,noquota)</text:p>
      <text:p text:style-name="P1"/>
      <text:p text:style-name="P18"><text:span text:style-name="T17">barrier </text:span><text:span text:style-name="T19"><text:s/></text:span><text:span text:style-name="T20">- </text:span><text:span text:style-name="T21">Barrier support will flush the </text:span><text:span text:style-name="T13">write-back cache</text:span><text:span text:style-name="T21"> at the appropriate times</text:span></text:p>
      <text:p text:style-name="P19"><text:span text:style-name="T22">Using write barriers </text:span><text:span text:style-name="T23">with hardware </text:span><text:span text:style-name="T14">write-back cache</text:span><text:span text:style-name="T22"> is not recommended and will in fact lower performance. Therefore, it is recommended to turn off the barrier support and mount the filesystem with "nobarrier".</text:span></text:p>
      <text:p text:style-name="P19"><text:span text:style-name="T22"/></text:p>
      <text:p text:style-name="P20"><text:span text:style-name="T31">l</text:span><text:span text:style-name="T30">ogbuf</text:span><text:span text:style-name="T24"> - </text:span><text:span text:style-name="T25">tell xfs how many blocks of 32K of journal information to keep in RAM. Default (and minimum) is 2, and maximum is 8.</text:span></text:p>
      <text:p text:style-name="P1"><text:span text:style-name="T6"/></text:p>
      <text:p text:style-name="P13"><text:span text:style-name="T32">logbsize </text:span><text:span text:style-name="T11"><text:s/></text:span><text:span text:style-name="T29">- number of log buffer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text:soft-page-break/><text:span text:style-name="T33">xfs options</text:span></text:p>
      <text:p text:style-name="P1"/>
      <text:p text:style-name="P1">meta-data=/dev/sdy <text:s text:c="14"/>isize=256 <text:s text:c="3"/>agcount=5, agsize=268435424 blks</text:p>
      <text:p text:style-name="P1"><text:s text:c="9"/>= <text:s text:c="22"/>sectsz=512 <text:s text:c="2"/>attr=2</text:p>
      <text:p text:style-name="P1">data <text:s text:c="4"/>= <text:s text:c="22"/>bsize=4096 <text:s text:c="2"/>blocks=1123220736, imaxpct=5</text:p>
      <text:p text:style-name="P1"><text:s text:c="9"/>= <text:s text:c="22"/>sunit=32 <text:s text:c="4"/>swidth=736 blks</text:p>
      <text:p text:style-name="P1">naming <text:s text:c="2"/>=version 2 <text:s text:c="13"/>bsize=4096 <text:s text:c="2"/>ascii-ci=0</text:p>
      <text:p text:style-name="P1">log <text:s text:c="5"/>=external <text:s text:c="14"/>bsize=4096 <text:s text:c="2"/>blocks=32768, version=2</text:p>
      <text:p text:style-name="P1"><text:s text:c="9"/>= <text:s text:c="22"/>sectsz=512 <text:s text:c="2"/>sunit=32 blks, lazy-count=1</text:p>
      <text:p text:style-name="P1">realtime =none <text:s text:c="18"/>extsz=4096 <text:s text:c="2"/>blocks=0, rtextents=0</text:p>
      <text:p text:style-name="P1"/>
      <text:p text:style-name="P1"/>
      <text:p text:style-name="P14"><text:span text:style-name="T34">inode </text:span></text:p>
      <text:p text:style-name="P24"><text:span text:style-name="T34">The XFS inode contains</text:span></text:p>
      <text:p text:style-name="P24"><text:span text:style-name="T12">- fixed-size</text:span><text:span text:style-name="T34"> part</text:span></text:p>
      <text:p text:style-name="P24"><text:span text:style-name="T12">- variable-size; </text:span><text:span text:style-name="T34">can contain: directory data, for small directories; attribute data, for small attribute sets; symbolic link data, for small symbolic links; the extent list for the file, for files with a small number of extents; and the root of a tree describing the location of extents for the file, for files with a large number of extents.</text:span></text:p>
      <text:p text:style-name="P15"><text:span text:style-name="T34"/></text:p>
      <text:p text:style-name="P25"><text:span text:style-name="T12">size - </text:span><text:span text:style-name="T26">mininum (and default) value is 256 bytes, </text:span><text:span text:style-name="T27">max is 2048</text:span></text:p>
      <text:p text:style-name="P26"><text:span text:style-name="T28">setting the inode size is important, as XFS stores xattr data in the inode. If the metadata is too large to fit in the inode, a new extent is created, which can cause quite a performance problem. Upping the inode size to 1024 bytes provides enough room to write the default metadata, plus a little headroom. </text:span></text:p>
      <text:p text:style-name="P26"><text:span text:style-name="T28"/></text:p>
      <text:p text:style-name="P27"><text:span text:style-name="T35">XFS can store small attributes directly in the inode if space is available in the inode. If the attribute fits into the inode, then it can be retrieved and modified </text:span><text:span text:style-name="T36">without requiring extra I/O to retrieve separate attribute</text:span><text:span text:style-name="T35"> blocks. The performance differential between in-line and out-of-line attributes can easily be an order of magnitude slower for out-of-line attributes. </text:span></text:p>
      <text:p text:style-name="P27"><text:span text:style-name="T35"/></text:p>
      <text:p text:style-name="P27"><text:span text:style-name="T35"><text:s/>For the default inode size of 256 bytes, roughly 100 bytes of attribute space is available depending on the number of data extent pointers also stored in the inode. The default inode size is really only useful for storing a small number of small attributes. </text:span></text:p>
      <text:p text:style-name="P27"><text:span text:style-name="T35"/></text:p>
      <text:p text:style-name="P27"><text:span text:style-name="T35"><text:s/>Increasing the inode size at mkfs time can increase the amount of space available for storing attributes in-line. A 512 byte inode size increases the space available for attributes to roughly 350 bytes; a 2 KB inode has roughly 1900 bytes of space available. </text:span></text:p>
      <text:p text:style-name="P27"><text:span text:style-name="T35"/></text:p>
      <text:p text:style-name="P27"><text:span text:style-name="T35"><text:s/>There is, however, a limit on the size of the individual attributes that can be stored in-line - there is a maximum size limit of 254 bytes for both the attribute name and the value (that is, an attribute with a name length of 254 bytes and a value length of 254 bytes will stay in-line). Exceeding these size limits forces the attributes out of line, even if there would have been enough space to store all the attributes in the inode.</text:span></text:p>
      <text:p text:style-name="P1"/>
      <text:p text:style-name="P1"/>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oft-page-break/><text:span text:style-name="T3">agcount - </text:span><text:span text:style-name="T40">XFS filesystems are internally partitioned into allocation groups, which are </text:span><text:span text:style-name="T3">equally sized linear regions within the file system</text:span><text:span text:style-name="T40">. Files and directories can span allocation groups. Each allocation group manages its own inodes and free space separately, providing scalability and parallelism — multiple threads and processes can perform I/O operations on the same filesystem simultaneously. </text:span></text:p>
      <text:p text:style-name="P11"><text:span text:style-name="T41"/></text:p>
      <text:p text:style-name="P11"><text:span text:style-name="T41"/></text:p>
      <text:p text:style-name="P11"><text:span text:style-name="T41">if you have a workload that has a heavy concurrent metadata modification workload, then increasing the number of AGs might be a good thing. I tend to use 2x the number of CPU cores as a general rule of thumb for such workloads but the best tunings are highly depended on the workload so you should start just by using the defaults. :)</text:span></text:p>
      <text:p text:style-name="P1"/>
      <text:p text:style-name="P1"/>
      <text:p text:style-name="P1"/>
      <text:p text:style-name="P1"/>
      <text:p text:style-name="P1"/>
      <text:p text:style-name="P8"><text:span text:style-name="T2">Fragmentation</text:span><text:span text:style-name="T38"> = file is split and stored in non-contiguous extents. Fragmentation is a drag on performance, since reading a file now requires the read mechanism to jump from one extent to another to reassemble the whole file.</text:span></text:p>
      <text:p text:style-name="P1"/>
      <text:p text:style-name="P1"/>
      <text:p text:style-name="P7"><text:span text:style-name="T37">Masstest server:</text:span></text:p>
      <text:p text:style-name="P6"><text:span text:style-name="T39">a</text:span><text:span text:style-name="T35">ctual 28924199, ideal 28821173, fragmentation factor 0.36%</text:span></text:p>
      <text:p text:style-name="P6"><text:span text:style-name="T35"/></text:p>
      <text:p text:style-name="P9"><text:span text:style-name="T39">root@safe193:~# time xfs_db -c frag -r /dev/sdn</text:span></text:p>
      <text:p text:style-name="P9"><text:span text:style-name="T39">actual 39906336, ideal 39830748, fragmentation factor 0.19%</text:span></text:p>
      <text:p text:style-name="P9"><text:span text:style-name="T39"/></text:p>
      <text:p text:style-name="P12"><text:span text:style-name="T44">safe209:~# time xfs_db -c frag -r /dev/cciss/c1d2p1</text:span></text:p>
      <text:p text:style-name="P12"><text:span text:style-name="T44">actual 28319835, ideal 28243782, fragmentation factor 0.27%</text:span></text:p>
      <text:p text:style-name="P12"><text:span text:style-name="T44"/></text:p>
      <text:p text:style-name="P12"><text:span text:style-name="T44">real <text:s text:c="3"/>12m38.014s</text:span></text:p>
      <text:p text:style-name="P12"><text:span text:style-name="T44">user <text:s text:c="3"/>0m18.569s</text:span></text:p>
      <text:p text:style-name="P12"><text:span text:style-name="T44">sys <text:s text:c="4"/>1m23.493s</text:span></text:p>
      <text:p text:style-name="P9"><text:span text:style-name="T39"/></text:p>
      <text:p text:style-name="P9"><text:span text:style-name="T39"/></text:p>
      <text:p text:style-name="P9"><text:span text:style-name="T39"/></text:p>
      <text:p text:style-name="P9"><text:span text:style-name="T39"/></text:p>
      <text:p text:style-name="P9"><text:span text:style-name="T39"/></text:p>
      <text:p text:style-name="P9"><text:span text:style-name="T39"/></text:p>
      <text:p text:style-name="P16"><text:span text:style-name="T42">UNLINK</text:span></text:p>
      <text:p text:style-name="P28"><text:span text:style-name="T42"/></text:p>
      <text:p text:style-name="P29"><text:a xlink:type="simple" xlink:href="http://git.kernel.org/?p=linux/kernel/git/torvalds/linux-2.6.git;a=blob;f=Documentation/filesystems/xfs-delayed-logging-design.txt"><text:span text:style-name="T43">http://git.kernel.org/?p=linux/kernel/git/torvalds/linux-2.6.git;a=blob;f=Documentation/filesystems/xfs-delayed-logging-design.txt</text:span></text:a></text:p>
      <text:p text:style-name="P29"><text:span text:style-name="T43"/></text:p>
      <text:p text:style-name="P29"><text:span text:style-name="T43">Like many operations in XFS, deleting an entry from a </text:span></text:p>
      <text:p text:style-name="P29"><text:span text:style-name="T43">directory requires the creation of entries in the XFS </text:span></text:p>
      <text:p text:style-name="P29"><text:span text:style-name="T43">log. <text:s/>These entries record the net effect of the delete </text:span></text:p>
      <text:p text:style-name="P29"><text:span text:style-name="T43">operation, allowing the delete operation to be reconstructed </text:span></text:p>
      <text:p text:style-name="P29"><text:span text:style-name="T43">(more or less) in the event of a crash. </text:span></text:p>
      <text:p text:style-name="P29"><text:span text:style-name="T43"/></text:p>
      <text:p text:style-name="P29"><text:span text:style-name="T43">A transaction in the log records information about </text:span></text:p>
      <text:p text:style-name="P29"><text:span text:style-name="T43">critical data structures and how they will change as </text:span></text:p>
      <text:p text:style-name="P29"><text:span text:style-name="T43">the result of an operation. <text:s/>Log entries get saved to </text:span></text:p>
      <text:p text:style-name="P29"><text:span text:style-name="T43">disk in such a way that following a crash, the file </text:span></text:p>
      <text:p text:style-name="P29"><text:span text:style-name="T43">system can be put into a consistent state quickly by </text:span></text:p>
      <text:p text:style-name="P29"><text:span text:style-name="T43">"replaying" entries recently recorded to the log. </text:span></text:p>
      <text:p text:style-name="P29"><text:soft-page-break/><text:span text:style-name="T43"/></text:p>
      <text:p text:style-name="P29"><text:span text:style-name="T43">If you perform a number of operations on the same object </text:span></text:p>
      <text:p text:style-name="P29"><text:span text:style-name="T43">(such as removing multiple files from the same directory), </text:span></text:p>
      <text:p text:style-name="P29"><text:span text:style-name="T43">XFS currently sends copies of some of the affected data </text:span></text:p>
      <text:p text:style-name="P29"><text:span text:style-name="T43">structures to the log repeatedly--once for each operation </text:span></text:p>
      <text:p text:style-name="P29"><text:span text:style-name="T43">in sequence. </text:span></text:p>
      <text:p text:style-name="P29"><text:span text:style-name="T43"/></text:p>
      <text:p text:style-name="P29"><text:span text:style-name="T43">So for example if you delete lots of files from the same </text:span></text:p>
      <text:p text:style-name="P29"><text:span text:style-name="T43">directory, there is a consequently large volume of log </text:span></text:p>
      <text:p text:style-name="P29"><text:span text:style-name="T43">activity that needs to be performed, often describing </text:span></text:p>
      <text:p text:style-name="P29"><text:span text:style-name="T43">updates to the same data structure. <text:s/>Such a structure </text:span></text:p>
      <text:p text:style-name="P29"><text:span text:style-name="T43">will (currently) get written to disk many many times </text:span></text:p>
      <text:p text:style-name="P29"><text:span text:style-name="T43">as a result. </text:span></text:p>
      <text:p text:style-name="P29"><text:span text:style-name="T43"/></text:p>
      <text:p text:style-name="P29"><text:span text:style-name="T43">Dave recently added support for "delayed logging" to </text:span></text:p>
      <text:p text:style-name="P29"><text:span text:style-name="T43">XFS. <text:s/>It's currently an experimental feature, enabled </text:span></text:p>
      <text:p text:style-name="P29"><text:span text:style-name="T43">via a mount option. <text:s/>When delayed logging is active, </text:span></text:p>
      <text:p text:style-name="P29"><text:span text:style-name="T43">some log activity is held off, allowing numerous </text:span></text:p>
      <text:p text:style-name="P29"><text:span text:style-name="T43">updates to the same data structure to be aggregated. </text:span></text:p>
      <text:p text:style-name="P29"><text:span text:style-name="T43">A logged data structure can then be committed to disk </text:span></text:p>
      <text:p text:style-name="P29"><text:span text:style-name="T43">much less frequently, reducing the amount of data that </text:span></text:p>
      <text:p text:style-name="P29"><text:span text:style-name="T43">needs to be written to disk while preserving the ability </text:span></text:p>
      <text:p text:style-name="P29"><text:span text:style-name="T43">to recover the file system following a crash. </text:span></text:p>
      <text:p text:style-name="P29"><text:span text:style-name="T43"/></text:p>
      <text:p text:style-name="P29"><text:span text:style-name="T43">This optimization allows certain operations (like </text:span></text:p>
      <text:p text:style-name="P29"><text:span text:style-name="T43">mass deletions) to be completed much more efficiently, </text:span></text:p>
      <text:p text:style-name="P29"><text:span text:style-name="T43">and in the case of large directories the performance </text:span></text:p>
      <text:p text:style-name="P29"><text:span text:style-name="T43">improvement that results can be significant. </text:span></text:p>
      <text:p text:style-name="P29"><text:span text:style-name="T43"/></text:p>
      <text:p text:style-name="P29"><text:span text:style-name="T43">In any crash situation, there will be a certain amount </text:span></text:p>
      <text:p text:style-name="P29"><text:span text:style-name="T43">of file system activity underway at the time of the </text:span></text:p>
      <text:p text:style-name="P29"><text:span text:style-name="T43">crash that will be lost; logging file system operations </text:span></text:p>
      <text:p text:style-name="P29"><text:span text:style-name="T43">doesn't eliminate that possibility. <text:s/>The down side of </text:span></text:p>
      <text:p text:style-name="P29"><text:span text:style-name="T43">delayed logging is this type of loss is likely to be </text:span></text:p>
      <text:p text:style-name="P29"><text:span text:style-name="T43">greater than it would be with the more conventional </text:span></text:p>
      <text:p text:style-name="P29"><text:span text:style-name="T43">XFS logging mechanism. <text:s/>This is a tradeoff between </text:span></text:p>
      <text:p text:style-name="P29"><text:span text:style-name="T43">file system performance in normal operation and the </text:span></text:p>
      <text:p text:style-name="P29"><text:span text:style-name="T43">amount that can be recovered after a crash.</text:span></text:p>
      <text:p text:style-name="P31"><text:span text:style-name="T43"/></text:p>
      <text:p text:style-name="P29"><text:span text:style-name="T43"/></text:p>
      <text:p text:style-name="P30"><text:span text:style-name="T45"/></text:p>
      <text:p text:style-name="P30"><text:span text:style-name="T45"/></text:p>
      <text:p text:style-name="P30"><text:span text:style-name="T45">Ideal read performance for a given file is obtained when its data is stored in a contiguous man</text:span><text:span text:style-name="T46">n</text:span><text:span text:style-name="T45">er because it avoids the penalty of seek operations. Translated in XFS terms, read performance is invers</text:span><text:span text:style-name="T47">e</text:span><text:span text:style-name="T45">ly prop</text:span><text:span text:style-name="T47">o</text:span><text:span text:style-name="T45">rtional to the number of extents used. </text:span></text:p>
      <text:p text:style-name="P30"><text:span text:style-name="T45"/></text:p>
      <text:p text:style-name="P30"><text:span text:style-name="T45"><text:s/>Extents are allocated transparently by XFS presumably in a way that minimizes fragmentation. As an example writing 100 files of 100MB each simultaneously to disk results in an average of 15 to 20 extents / file. If file size is dropped to 1MB fragmentation is reduced to 1 to 2 extents / file. </text:span></text:p>
      <text:p text:style-name="P30"><text:span text:style-name="T45"/></text:p>
      <text:p text:style-name="P30"><text:span text:style-name="T45"><text:s/>Considering the numbers above, it is reasonable to assume that given XFS's allocation of disk space, </text:span><text:span text:style-name="T4">fragmentation is not a problem for files below 1MB in size</text:span><text:span text:style-name="T45">. In order to obtain visible improvements, we need to focus on larger 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2-06T13:40:45</dc:date>
    <meta:generator>LibreOffice/3.6$Linux_X86_64 LibreOffice_project/360m1$Build-2</meta:generator>
    <meta:editing-duration>PT20H13M17S</meta:editing-duration>
    <meta:editing-cycles>47</meta:editing-cycles>
    <meta:document-statistic meta:table-count="0" meta:image-count="0" meta:object-count="0" meta:page-count="4" meta:paragraph-count="96" meta:word-count="1353" meta:character-count="8567" meta:non-whitespace-character-count="7031"/>
  </office:meta>
</office:document-meta>
</file>